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bold" svg:font-family="'open sansbold', Arial, 'Helvetica Neue', Helvetica, sans-serif"/>
    <style:font-face style:name="open sansregular" svg:font-family="'open sansregular', Arial, 'Helvetica Neue', Helvetica, sans-serif"/>
    <style:font-face style:name="playfair displaybold" svg:font-family="'playfair displaybold', Georgia, Times,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style>
    <style:style style:name="P2" style:family="paragraph" style:parent-style-name="Text_20_body">
      <style:paragraph-properties fo:margin-left="0in" fo:margin-right="0in" fo:line-height="200%" fo:orphans="2" fo:widows="2" fo:text-indent="0in" style:auto-text-indent="false"/>
    </style:style>
    <style:style style:name="P3" style:family="paragraph" style:parent-style-name="Text_20_body">
      <style:paragraph-properties fo:margin-left="0in" fo:margin-right="0in" fo:orphans="2" fo:widows="2" fo:text-indent="0in" style:auto-text-indent="false"/>
      <style:text-properties fo:font-variant="normal" fo:text-transform="none" fo:color="#313131" style:font-name="open sansregular" fo:font-size="12pt" fo:letter-spacing="normal" fo:font-style="normal" fo:font-weight="normal"/>
    </style:style>
    <style:style style:name="P4" style:family="paragraph" style:parent-style-name="Text_20_body">
      <style:paragraph-properties fo:margin-left="0in" fo:margin-right="0in" fo:margin-top="0in" fo:margin-bottom="0.0972in" loext:contextual-spacing="false" fo:orphans="2" fo:widows="2" fo:text-indent="0in" style:auto-text-indent="false"/>
    </style:style>
    <style:style style:name="P5" style:family="paragraph" style:parent-style-name="Heading_20_1">
      <style:text-properties fo:font-variant="normal" fo:text-transform="none" fo:color="#313131" style:font-name="playfair displaybold" fo:letter-spacing="normal" fo:font-style="normal" fo:font-weight="bold"/>
    </style:style>
    <style:style style:name="P6" style:family="paragraph" style:parent-style-name="Heading_20_2">
      <style:text-properties fo:font-variant="normal" fo:text-transform="none" fo:color="#313131" style:font-name="playfair displaybold" fo:letter-spacing="normal" fo:font-style="normal" fo:font-weight="bold"/>
    </style:style>
    <style:style style:name="T1" style:family="text">
      <style:text-properties fo:font-variant="normal" fo:text-transform="none" fo:color="#313131" style:font-name="open sansbold" fo:font-size="12pt" fo:letter-spacing="normal" fo:font-style="normal" fo:font-weight="bold"/>
    </style:style>
    <style:style style:name="T2" style:family="text">
      <style:text-properties fo:font-variant="normal" fo:text-transform="none" fo:color="#313131" style:font-name="open sansregular" fo:font-size="12pt" fo:letter-spacing="normal" fo:font-style="normal" fo:font-weight="normal"/>
    </style:style>
    <style:style style:name="T3" style:family="text">
      <style:text-properties fo:font-variant="normal" fo:text-transform="none" fo:color="#c20045" style:text-line-through-style="none" style:text-line-through-type="none" style:font-name="open sansregular" fo:font-size="12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 text:name="page-title"/>The Resistance Band Workout</text:h>
      <text:h text:style-name="P6" text:outline-level="2">Burn Fat Everywhere</text:h>
      <text:p text:style-name="P1"><text:span text:style-name="Strong_20_Emphasis"><text:span text:style-name="T1">Workout details:</text:span></text:span><text:span text:style-name="T2"> Do 1 set of the prescribed number of reps for each exercise with little to no rest between each move. After you finish the entire circuit, rest 1-2 minutes, and then repeat the whole thing 2 more times (3 circuits total).</text:span></text:p>
      <text:p text:style-name="P2"><text:span text:style-name="Strong_20_Emphasis"><text:span text:style-name="T1">You’ll need:</text:span></text:span><text:span text:style-name="T2"> A </text:span><text:a xlink:type="simple" xlink:href="https://www.amazon.com/s/ref=nb_sb_noss_1?url=search-alias%3Daps&amp;field-keywords=resistance+band" office:target-frame-name="_blank" xlink:show="new" text:style-name="Internet_20_link" text:visited-style-name="Visited_20_Internet_20_Link"><text:span text:style-name="T3">resistance band</text:span></text:a><text:span text:style-name="T2">, a mat (optional)</text:span></text:p>
      <text:p text:style-name="P2"><text:span text:style-name="Strong_20_Emphasis"><text:span text:style-name="T1">Training tip:</text:span></text:span><text:span text:style-name="T2"> Resistance bands vary in size, shape, and thickness. You may need to modify or change the way you use your band, depending on the type that you have at home. Don't have one at home? </text:span><text:a xlink:type="simple" xlink:href="http://www.amazon.com/Spri-Flat-Resistance-Band-Kit/dp/B0071GWJ8M/" office:target-frame-name="_blank" xlink:show="new" text:style-name="Internet_20_link" text:visited-style-name="Visited_20_Internet_20_Link"><text:span text:style-name="T3">Click here </text:span></text:a><text:span text:style-name="T2">to see a few bands we love.</text:span></text:p>
      <text:h text:style-name="P6" text:outline-level="2">Rotating Lunge and Row</text:h>
      <text:p text:style-name="P4"><text:span text:style-name="Strong_20_Emphasis"><text:span text:style-name="T1">Targets:</text:span></text:span><text:span text:style-name="T2"> Legs, butt, abs, upper back</text:span></text:p>
      <text:p text:style-name="P2"><text:span text:style-name="Strong_20_Emphasis"><text:span text:style-name="T1">How to do it:</text:span></text:span><text:span text:style-name="T2"> Stand in a split stance with your right leg forward and left heel lifted. Fold your </text:span><text:a xlink:type="simple" xlink:href="https://www.amazon.com/s/ref=nb_sb_noss_1?url=search-alias%3Daps&amp;field-keywords=resistance+band" office:target-frame-name="_blank" xlink:show="new" text:style-name="Internet_20_link" text:visited-style-name="Visited_20_Internet_20_Link"><text:span text:style-name="T3">resistance band</text:span></text:a><text:span text:style-name="T2"> in half and hold it parallel to the ground in front of your chest, palms facing down [left photo]. Bend your elbows and stretch the band wider as you row the band into your chest. Keep your shoulders down and imagine that you're squeezing a lemon between your shoulder blades. As you row, rotate your torso to the right while lowering into a lunge [right photo]. Return to the starting position. That's one rep. Do 10 reps on the right side, 10 on the left.</text:span></text:p>
      <text:p text:style-name="P1"><text:span text:style-name="Strong_20_Emphasis"><text:span text:style-name="T1">Training tip:</text:span></text:span><text:span text:style-name="T2"> Brace your abs in tighter as you rotate your body and lower into the lunge to help maintain your balance.</text:span></text:p>
      <text:h text:style-name="P6" text:outline-level="2">Sliding Plie Squat Pull</text:h>
      <text:p text:style-name="P4"><text:span text:style-name="Strong_20_Emphasis"><text:span text:style-name="T1">Targets:</text:span></text:span><text:span text:style-name="T2"> Inner thighs, hips, butt, back, arms</text:span></text:p>
      <text:p text:style-name="P2"><text:span text:style-name="Strong_20_Emphasis"><text:span text:style-name="T1">How to do it:</text:span></text:span><text:span text:style-name="T2"> Stand tall with your knees and toes slightly turned out, heels pressed together, holding the folded resistance band overhead [left photo]. Step </text:span><text:soft-page-break/><text:span text:style-name="T2">your right foot out wide to the side and immediately bend both knees and lower into </text:span><text:a xlink:type="simple" xlink:href="http://www.shape.com/fitness/workouts/top-10-moves-thinner-thighs?page=6" text:style-name="Internet_20_link" text:visited-style-name="Visited_20_Internet_20_Link"><text:span text:style-name="T3">plie squat</text:span></text:a><text:span text:style-name="T2"> position, stretching the band wide as you pull it down in front of your chest [right photo]. Slide your right foot back into your left as you reach the band overhead and return to the starting position. That's one rep. Do 10 reps with your right leg, 10 with the left.</text:span></text:p>
      <text:p text:style-name="P1"><text:span text:style-name="Strong_20_Emphasis"><text:span text:style-name="T1">Training tip:</text:span></text:span><text:span text:style-name="T2"> Keep your abs drawn in tight during the entire exercise, and focus on squeezing your inner thighs together as you slide your foot back into start.</text:span></text:p>
      <text:h text:style-name="P6" text:outline-level="2">Resisted Pushup</text:h>
      <text:p text:style-name="P4"><text:span text:style-name="Strong_20_Emphasis"><text:span text:style-name="T1">Targets:</text:span></text:span><text:span text:style-name="T2"> Chest, arms, abs, back</text:span></text:p>
      <text:p text:style-name="P1"><text:span text:style-name="Strong_20_Emphasis"><text:span text:style-name="T1">How to do it:</text:span></text:span><text:span text:style-name="T2"> Grab one end of the resistance band in each hand and stretch it across your upper back/shoulders (the band should be under your armpits). Get into pushup position with your feet together, holding the ends of the band in place with your hands [top photo]. Lower your body to perform a full pushup [bottom photo]. Work up to 15 reps in a row.</text:span></text:p>
      <text:p text:style-name="P1"><text:span text:style-name="Strong_20_Emphasis"><text:span text:style-name="T1">Training tip:</text:span></text:span><text:span text:style-name="T2"> If full pushups are too tough, do the modified version on your knees. For more of a challenge, increase the resistance by shortening the band (hold more of it under your hands). If you're not working with a flat band, you may want to drape a towel over your upper back to avoid any "band burn."</text:span></text:p>
      <text:h text:style-name="P6" text:outline-level="2">Front Curl and Press</text:h>
      <text:p text:style-name="P4"><text:span text:style-name="Strong_20_Emphasis"><text:span text:style-name="T1">Targets:</text:span></text:span><text:span text:style-name="T2"> Biceps, legs, shoulders, chest</text:span></text:p>
      <text:p text:style-name="P1"><text:span text:style-name="Strong_20_Emphasis"><text:span text:style-name="T1">How to do it:</text:span></text:span><text:span text:style-name="T2"> Hold both ends of the band evenly and step your left foot across the center. Lunge your right leg forward (left leg should remain straight). Curl the ends of the band into your body, keeping your elbows in tight by your sides, palms facing up [left photo].</text:span></text:p>
      <text:p text:style-name="P3">Press your arms out in front of your chest, palms facing up, elbows slightly bent [right photo]. Bend your arms back in by your sides and then lower. That's one rep. Do 10 reps with the right leg forward, 10 with the left leg forward.</text:p>
      <text:p text:style-name="P1"><text:span text:style-name="Strong_20_Emphasis"><text:span text:style-name="T1">Training tip:</text:span></text:span><text:span text:style-name="T2"> Engage your abs, press your shoulders down, and keep your upper body as still as possible during the curl and press movements. If you need more resistance, move your grip lower on the band.</text:span></text:p>
      <text:p text:style-name="Standard"/>
      <text:h text:style-name="P6" text:outline-level="2"><text:soft-page-break/>Reaching Rear Row</text:h>
      <text:p text:style-name="P4"><text:span text:style-name="Strong_20_Emphasis"><text:span text:style-name="T1">Targets:</text:span></text:span><text:span text:style-name="T2"> Legs, back, biceps</text:span></text:p>
      <text:p text:style-name="P1"><text:span text:style-name="Strong_20_Emphasis"><text:span text:style-name="T1">How to do it:</text:span></text:span><text:span text:style-name="T2"> Start in a split stance with your left foot forward. Place your left foot on the center of the band, holding both ends with your right hand. Lower into a lunge, reaching your right hand towards the inside of your left foot [left photo].</text:span></text:p>
      <text:p text:style-name="P3">As you rise out of the lunge, row the band back, pulling the ends of the band to the right side of your body [right photo]. That's one rep. Do 15 reps with the right leg forward, 15 with the left leg forward.</text:p>
      <text:p text:style-name="P1"><text:span text:style-name="Strong_20_Emphasis"><text:span text:style-name="T1">Training tip:</text:span></text:span><text:span text:style-name="T2"> Brace your abs in tight and maintain a straight line through your spine as you reach and row. Your shoulders and torso can twist during the reach and row movement, but don't let your shoulders round forward.</text:span></text:p>
      <text:h text:style-name="P6" text:outline-level="2">Leaning Twist</text:h>
      <text:p text:style-name="P4"><text:span text:style-name="Strong_20_Emphasis"><text:span text:style-name="T1">Targets:</text:span></text:span><text:span text:style-name="T2"> Abs, arms, shoulders</text:span></text:p>
      <text:p text:style-name="P1"><text:span text:style-name="Strong_20_Emphasis"><text:span text:style-name="T1">How to do it:</text:span></text:span><text:span text:style-name="T2"> Sit with the band looped around your feet, knees slightly bent, holding the ends of the band evenly with your palms facing down [left photo].</text:span></text:p>
      <text:p text:style-name="P3">Hinge back, twisting your upper body to the right as you open your arms (left arm extends up by ear, right arm extends down and out to the side) [right photo]. Slowly and with control, return to the starting position. That's one rep. Do 20 reps total, alternating sides each time.</text:p>
      <text:p text:style-name="P1"><text:span text:style-name="Strong_20_Emphasis"><text:span text:style-name="T1">Training tip:</text:span></text:span><text:span text:style-name="T2"> As you lean back, keep your spine naturally arched, chest lifted, and abs engaged so you don’t collapse into your lower back.</text:span></text:p>
      <text:h text:style-name="P6" text:outline-level="2">Triceps Press</text:h>
      <text:p text:style-name="P4"><text:span text:style-name="Strong_20_Emphasis"><text:span text:style-name="T1">Targets:</text:span></text:span><text:span text:style-name="T2"> Triceps, abs, upper back</text:span></text:p>
      <text:p text:style-name="P1"><text:span text:style-name="Strong_20_Emphasis"><text:span text:style-name="T1">How to do it:</text:span></text:span><text:span text:style-name="T2"> Sit tall with your knees slightly bent and the band looped around your feet. Focus on using your back muscles to bend your elbows in by your sides, holding the band with palms facing down [top photo].</text:span></text:p>
      <text:p text:style-name="P3">Brace your abs in tight, lean your upper body forward, and extend both arms behind your body, keeping your spine naturally arched [bottom photo]. Return to the starting position. That's one rep. Do 20 reps total.</text:p>
      <text:p text:style-name="P1"><text:span text:style-name="Strong_20_Emphasis"><text:span text:style-name="T1">Training tip:</text:span></text:span><text:span text:style-name="T2"> Focus on pressing the band behind your body with the backs of your arms. For more of a challenge, increase the resistance by lowering your grip on the band.</text:span></text:p>
      <text:h text:style-name="P6" text:outline-level="2"><text:soft-page-break/>Bridge Kick Press</text:h>
      <text:p text:style-name="P4"><text:span text:style-name="Strong_20_Emphasis"><text:span text:style-name="T1">Targets:</text:span></text:span><text:span text:style-name="T2"> Butt, legs, shoulders</text:span></text:p>
      <text:p text:style-name="P1"><text:span text:style-name="Strong_20_Emphasis"><text:span text:style-name="T1">How to do it:</text:span></text:span><text:span text:style-name="T2"> Lie faceup with your knees bent and your feet flexed so that just your heels touch the floor. Loop the band around the bottom of your right foot and hold both ends evenly with arms bent, palms facing in [top photo].</text:span></text:p>
      <text:p text:style-name="P3">Lift your hips off the floor and extend your right leg out about 45 degrees (your right knee should be in line with your left) as you press both arms overhead [bottom photo]. Lower your hips and return your arms to the starting position. That's one rep. Do 10 reps with right leg, 10 with the left.</text:p>
      <text:p text:style-name="P1"><text:span text:style-name="Strong_20_Emphasis"><text:span text:style-name="T1">Training tip:</text:span></text:span><text:span text:style-name="T2"> Keep abs drawn in and exhale as you extend your arms and legs, pressing your belly button in closer to your spine as you breathe out. Inhale as you return to star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bold" svg:font-family="'open sansbold', Arial, 'Helvetica Neue', Helvetica, sans-serif"/>
    <style:font-face style:name="open sansregular" svg:font-family="'open sansregular', Arial, 'Helvetica Neue', Helvetica, sans-serif"/>
    <style:font-face style:name="playfair displaybold" svg:font-family="'playfair displaybold', Georgia, Times,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8:59:58.289873005</meta:creation-date>
    <dc:date>2017-05-29T19:11:52.305378673</dc:date>
    <meta:editing-duration>PT1M44S</meta:editing-duration>
    <meta:editing-cycles>1</meta:editing-cycles>
    <meta:document-statistic meta:table-count="0" meta:image-count="0" meta:object-count="0" meta:page-count="4" meta:paragraph-count="42" meta:word-count="1155" meta:character-count="6270" meta:non-whitespace-character-count="5157"/>
    <meta:generator>LibreOffice/5.1.6.2$Linux_X86_64 LibreOffice_project/10m0$Build-2</meta:generator>
  </office:meta>
</office:document-meta>
</file>